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b5c2a"/>
    </style:style>
    <style:style style:name="P2" style:family="paragraph" style:parent-style-name="Standard">
      <style:paragraph-properties fo:text-align="center" style:justify-single-word="false" style:writing-mode="rl-tb"/>
      <style:text-properties officeooo:paragraph-rsid="001b5c2a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style:writing-mode="rl-tb"/>
      <style:text-properties officeooo:paragraph-rsid="001b5c2a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اَنفَالِ 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يَسْـَٔلُونَــكَ عَـنِ </text:span><text:span text:style-name="T5">۱</text:span><text:span text:style-name="T2">لاَنفَالِؐ قُـلِ </text:span><text:span text:style-name="T5">۱</text:span><text:span text:style-name="T2">لاَنفَالُ لِلهِ وَالرَّسُولِؐ فَاتَّقُواْ </text:span><text:span text:style-name="T5">۴</text:span><text:span text:style-name="T2">للَّهَ وَأَصْڤِحُواْ ذَاتَ بَيْنِكُمْؐ وَأَطِيعُواْ </text:span><text:span text:style-name="T5">۴</text:span><text:span text:style-name="T2">للَّهَ وَرَسُولَهُ; إِننن كُنتُم مُّومِنِينَؐ </text:span><text:span text:style-name="T3">(1)</text:span><text:span text:style-name="T2"> إِنَّمَا </text:span><text:span text:style-name="T5">۰</text:span><text:span text:style-name="T2">لْمُومِنُونَ </text:span><text:span text:style-name="T5">۰</text:span><text:span text:style-name="T2">لذِينَ إِذَا ذُكِرَ </text:span><text:span text:style-name="T5">۰</text:span><text:span text:style-name="T2">للَّهُ وَجِلَتْ قُلُوبُهُمْ وَإِذَا تُلِيَــتْ عَلَيْهِمُ; ءَايَـٰتُهُ„ زَادَتْهُمُ; إِيمَـٰناً وَعَلَيٰ رَبِّهِمْ يَتَوَكَّلُونَؐ </text:span><text:span text:style-name="T3">(2)</text:span><text:span text:style-name="T2"> </text:span><text:span text:style-name="T5">۰</text:span><text:span text:style-name="T2">لذِيــنَ يُقِيمُونَ </text:span><text:span text:style-name="T5">۰</text:span><text:span text:style-name="T2">لصَّلَوٰةَ وَمِمَّا رَزَقْنَـٰهُمْ يُنفِقُونَ </text:span><text:span text:style-name="T3">(3)</text:span><text:span text:style-name="T2"> ٱُوْلَئِــكَ هُمُ </text:span><text:span text:style-name="T5">۴</text:span><text:span text:style-name="T2">لْمُومِنُونَ حَقّاًؐ لَّهُمْ دَرَجَـٰــت٘ عِندَ رَبِّهِمْ وَمَغْفِرَةٌ وَرۣزْقٌ كَرۣيمٌؐ </text:span><text:span text:style-name="T3">(4)</text:span><text:span text:style-name="T2"> ¥ كَمَآ أَخْرَجَــكَ رَبُّــكَ مِـنۢ بَـيْتِــكَ بِالْحَقِّ وَإِنَّ فَرۣيقاً مِّــنَ </text:span><text:span text:style-name="T5">۰</text:span><text:span text:style-name="T2">لْمُومِنِينَ لَكَـٰرۣهُونَ </text:span><text:span text:style-name="T3">(5)</text:span><text:span text:style-name="T2"> يُجَـٰدِلُونَــكَ فِى </text:span><text:span text:style-name="T5">۱</text:span><text:span text:style-name="T2">لْحَـقِّ بَعْدَ مَا تَبَيَّــنَ كَأَنَّمَا يُسَاقُونَ إِلَــي </text:span><text:span text:style-name="T5">۰</text:span><text:span text:style-name="T2">لْمَوْتتتِ وَهُمْ يَنظُرُونَؐ </text:span><text:span text:style-name="T3">(6)</text:span><text:span text:style-name="T2"> وَإِذْ يَعِدُكُمُ </text:span><text:span text:style-name="T5">۴</text:span><text:span text:style-name="T2">للَّهُ إِحْدَي </text:span><text:span text:style-name="T5">۰</text:span><text:span text:style-name="T2">لطَّآئِفَتَيْــنۣ أَنَّهَا لَكُمْ وَتَوَدُّونَ أَنننَّ غَيْرَ ذَاتتتِ </text:span><text:span text:style-name="T5">۱</text:span><text:span text:style-name="T2">لشَّوْكَةِ تَكُونُ لَكُمْؐ وَيُرۣيدُ </text:span><text:span text:style-name="T5">۴</text:span><text:span text:style-name="T2">للَّهُ أَنْ يُّحِقَّ </text:span><text:span text:style-name="T5">۰</text:span><text:span text:style-name="T2">لْحَقَّ بِكَلِمَـٰتِهِ” وَيَقْطَعَ دَابِرَ </text:span><text:span text:style-name="T5">۰</text:span><text:span text:style-name="T2">لْكۭـٰفِـرۣينَ </text:span><text:span text:style-name="T3">(7)</text:span><text:span text:style-name="T2"> ڤِيُحِقَّ </text:span><text:span text:style-name="T5">۰</text:span><text:span text:style-name="T2">لْحَقَّ وَيُبْطِلَ </text:span><text:span text:style-name="T5">۰</text:span><text:span text:style-name="T2">لْبَـٰطِلَ وَلَوْ كَرۣهَ </text:span><text:span text:style-name="T5">۰</text:span><text:span text:style-name="T2">ڤْمُجْرۣمُونَؐ </text:span><text:span text:style-name="T3">(8)</text:span><text:span text:style-name="T2"> إِذْ تَسْتَغِيثُونَ رَبَّكُمْ فَاسْتَجَابببَ لَكُمُ; أَنِّى مُمِدُّكُم بِأَلْفٍ مِّــنَ </text:span><text:span text:style-name="T5">۰</text:span><text:span text:style-name="T2">لْمَلَئِكَةِ مُرْدَفِينَؐ </text:span><text:span text:style-name="T3">(9)</text:span><text:span text:style-name="T2"> وَمَا جَعَلَهُ </text:span><text:span text:style-name="T5">۴</text:span><text:span text:style-name="T2">للَّهُ إِلاَّ بُشْرۭيٰ وَلِتَطْمَئِنَّ بِهِ” قُلُوبُكُمْؐ وَمَا </text:span><text:span text:style-name="T5">۰</text:span><text:span text:style-name="T2">لنَّصْرُ إِلاَّ مِنْ عِندِ </text:span><text:span text:style-name="T5">۱</text:span><text:span text:style-name="T2">للَّهِؐ</text:span></text:p>
      <text:p text:style-name="P3" loext:marker-style-name="T2"><text:span text:style-name="T2">إِنننَّ </text:span><text:span text:style-name="T5">۰</text:span><text:span text:style-name="T2">للَّهَ عَزۣيز٘ حَكِيم٘ؐ </text:span><text:span text:style-name="T3">(10)</text:span><text:span text:style-name="T2"> اِذْ يُغْشِيكُمُ </text:span><text:span text:style-name="T5">۴</text:span><text:span text:style-name="T2">لنُّعَاسسسَ أَمَنَةً مِّنْهُ وَيُنَزّۣلُ عَلَيْكُم مِّــنَ </text:span><text:span text:style-name="T5">۰</text:span><text:span text:style-name="T2">لسَّمَآءِ مَآءً لِّيُطَهِّرَكُم بِهِ” وَيُذْهِــبَ عَنكُمْ رۣجْزَ </text:span><text:span text:style-name="T5">۰</text:span><text:span text:style-name="T2">لشَّيْطَـٰنِ وَلِيَرْبِطَ عَلَــيٰ قُلُوبِكُمْ وَيُثَبِّــتَ بِهِ </text:span><text:span text:style-name="T5">۱</text:span><text:span text:style-name="T2">لاَقْدَامَؐ </text:span><text:span text:style-name="T3">(11)</text:span><text:span text:style-name="T2"> إِذْ يُوحِى رَبُّــكَ إِلَــي </text:span><text:span text:style-name="T5">۰</text:span><text:span text:style-name="T2">لْمَلَئِكَةِ أَنِّى مَعَكُمْ </text:span><text:soft-page-break/><text:span text:style-name="T2">فَثَبِّتُواْ </text:span><text:span text:style-name="T5">۴</text:span><text:span text:style-name="T2">لذِيــنَ ءَامَنُواْؐ سَٱُلْقِى فِى قُلُوبببِ </text:span><text:span text:style-name="T5">۱</text:span><text:span text:style-name="T2">لذِيــنَ كَفَرُواْ </text:span><text:span text:style-name="T5">۴</text:span><text:span text:style-name="T2">لرُّعْــبَؐ فَاضْرۣبُواْ فَوْقَ </text:span><text:span text:style-name="T5">۰</text:span><text:span text:style-name="T2">لاَعْنَاقِ وَاضْرۣبُواْ مِنْهُمْ كُــلَّ بَنَانٍؐ </text:span><text:span text:style-name="T3">(12)</text:span><text:span text:style-name="T2"> ذَ؛لِــكَ بِأَنَّهُمْ شَآقُّواْ </text:span><text:span text:style-name="T5">۴</text:span><text:span text:style-name="T2">للَّهَ وَرَسُولَهُؐ, وَمَـنْ يُّشَاقِـقِ </text:span><text:span text:style-name="T5">۱</text:span><text:span text:style-name="T2">للَّهَ وَرَسُولَهُ„ فَإِنننَّ </text:span><text:span text:style-name="T5">۰</text:span><text:span text:style-name="T2">للَّهَ شَدِيدُ </text:span><text:span text:style-name="T5">۴</text:span><text:span text:style-name="T2">لْعِقَابِؐ </text:span><text:span text:style-name="T3">(13)</text:span><text:span text:style-name="T2"> ذَ؛لِكُمْ فَذُوقُوهُؐ وَأَنَّ لِلْكۭـٰفِرۣيــنَ عَذَابَ </text:span><text:span text:style-name="T5">۰</text:span><text:span text:style-name="T2">لنّۭارۣؐ </text:span><text:span text:style-name="T3">(14)</text:span><text:span text:style-name="T2"> ® يَـٰٓأَيُّهَا </text:span><text:span text:style-name="T5">۰</text:span><text:span text:style-name="T2">لذِيــنَ ءَامَنُوٓاْ إِذَا لَقِيتُمُ </text:span><text:span text:style-name="T5">۴</text:span><text:span text:style-name="T2">لذِيــنَ كَفَرُواْ زَحْفاً فَلاَ تُوَلُّوهُمُ </text:span><text:span text:style-name="T5">۴</text:span><text:span text:style-name="T2">لاَدْبَـٰرَؐ </text:span><text:span text:style-name="T3">(15)</text:span><text:span text:style-name="T2"> وَمَنْ يُّوَلِّهِمْ يَوْمَئِذٍ دُبُرَهُ; إِلاَّ مُتَحَرّۣفاً لِّقِتَالٖ اَوْ مُتَحَيِّزاٗ اِلَيٰ فِيؕةٍ فَقَدْ بَآءَ بِغَضَــبٍ مِّــنَ </text:span><text:span text:style-name="T5">۰</text:span><text:span text:style-name="T2">للَّهِ وَمَأْوۭيٰهُ جَهَنَّمُؐ وَبِيسَ </text:span><text:span text:style-name="T5">۰</text:span><text:span text:style-name="T2">لْمَصِيرُؐ </text:span><text:span text:style-name="T3">(16)</text:span><text:span text:style-name="T2"> فَلَمْ تَقْتُلُوهُمْؐ وَچَكِــنَّ </text:span><text:span text:style-name="T5">۰</text:span><text:span text:style-name="T2">للَّهَ قَتَلَهُمْؐ وَمَا رَمَيْــتَ إِذْ رَمَيْــتَ وَچَكِــنَّ </text:span><text:span text:style-name="T5">۰</text:span><text:span text:style-name="T2">للَّهَ رَمۭيٰؐ وَلِيُبْلِــيَ </text:span><text:span text:style-name="T5">۰</text:span><text:span text:style-name="T2">لْمُومِنِيــنَ مِنْهُ بَلآَءٗ حَسَناٗؐ اِنننَّ </text:span><text:span text:style-name="T5">۰</text:span><text:span text:style-name="T2">للَّهَ سَمِيع٘ عَلِيمٌؐ </text:span><text:span text:style-name="T3">(17)</text:span><text:span text:style-name="T2"> ذَ؛لِكُمْ وَأَنننَّ </text:span><text:span text:style-name="T5">۰</text:span><text:span text:style-name="T2">للَّهَ مُوَهِّنٌ كَيْدَ </text:span><text:span text:style-name="T5">۰</text:span><text:span text:style-name="T2">لْكۭـٰفِـرۣينَؐ </text:span><text:span text:style-name="T3">(18)</text:span><text:span text:style-name="T2"> إِننن تَسْتَفْتِحُواْ فَقَدْ جَآءَكُمُ </text:span><text:span text:style-name="T5">۴</text:span><text:span text:style-name="T2">ڤْفَتْحُؐ وَإِن تَنتَهُواْ فَهُوَ خَيْرٌ لَّكُمْؐ وَإِن تَعُودُواْ نَعُدْؐ وَلَــن تُغْنِيَ عَنكُمْ فِيؕتُكُمْ شَيْـٔاً وَلَوْ كَثُرَتتتْؐ وَأَنننَّ </text:span><text:span text:style-name="T5">۰</text:span><text:span text:style-name="T2">للَّهَ مَعَ </text:span><text:span text:style-name="T5">۰</text:span><text:span text:style-name="T2">لْمُومِنِينَؐ </text:span><text:span text:style-name="T3">(19)</text:span><text:span text:style-name="T2"> يَـٰٓأَيُّهَا </text:span><text:span text:style-name="T5">۰</text:span><text:span text:style-name="T2">لذِيــنَ ءَامَنُوٓاْ أَطِيعُواْ </text:span><text:span text:style-name="T5">۴</text:span><text:span text:style-name="T2">للَّهَ وَرَسُولَهُؐ„ وَلاَ تَوَلَّوْاْ عَنْهُ وَأَنتُمْ تَسْمَعُونَؐ </text:span><text:span text:style-name="T3">(20)</text:span><text:span text:style-name="T2"> وَلاَ تَكُونُواْ كَالذِيــنَ قَالُواْ سَمِعْنَا وَهُمْ لاَ يَسْمَعُونَؐ </text:span><text:span text:style-name="T3">(21)</text:span><text:span text:style-name="T2"> © إِنَّ شَرَّ </text:span><text:span text:style-name="T5">۰</text:span><text:span text:style-name="T2">لدَّوَآبِّ عِندَ </text:span><text:span text:style-name="T5">۰</text:span><text:span text:style-name="T2">للَّهِ </text:span><text:span text:style-name="T5">۱</text:span><text:span text:style-name="T2">لصُّمُّ </text:span><text:span text:style-name="T5">۴</text:span><text:span text:style-name="T2">لْبُكْمُ </text:span><text:span text:style-name="T5">۴</text:span><text:span text:style-name="T2">لذِيــنَ لاَ يَعْقِلُونَؐ </text:span><text:span text:style-name="T3">(22)</text:span><text:span text:style-name="T2"> وَلَوْ عَلِمَ </text:span><text:span text:style-name="T5">۰</text:span><text:span text:style-name="T2">للَّهُ فِيهِمْ خَيْراً لَأَّسْمَعَهُمْؐ وَلَوَ اَسْمَعَهُمْ لَتَوَلَّواْ وَّهُم مُّعْرۣضُونَؐ </text:span><text:span text:style-name="T3">(23)</text:span><text:span text:style-name="T2"> يَـٰٓأَيُّهَا </text:span><text:span text:style-name="T5">۰</text:span><text:span text:style-name="T2">لذِيــنَ ءَامَنُواْ èسْتَجِيبُواْ لِلهِ وَلِلرَّسُولِ إِذَا دَعَاكُمْ لِمَا يُحْيِيكُمْؐ وَاعْلَمُوٓاْ أَنننَّ </text:span><text:span text:style-name="T5">۰</text:span><text:span text:style-name="T2">للَّهَ يَحُولُ بَيْــنَ </text:span><text:span text:style-name="T5">۰</text:span><text:span text:style-name="T2">لْمَرْءِ وَقَلْبِهِ” وَأَنَّهُ; إِلَيْهِ تُحْشَرُونَؐ </text:span><text:span text:style-name="T3">(24)</text:span><text:span text:style-name="T2"> وَاتَّقُواْ فِتْنَةً لاَّ تُصِيبَنَّ </text:span><text:span text:style-name="T5">۰</text:span><text:span text:style-name="T2">لذِيــنَ ظَلَمُواْ مِنكُمْ خَآصَّةًؐ وَاعْلَمُوٓاْ أَنننَّ </text:span><text:span text:style-name="T5">۰</text:span><text:span text:style-name="T2">للَّهَ شَدِيدُ </text:span><text:span text:style-name="T5">۴</text:span><text:span text:style-name="T2">لْعِقَابببِؐ </text:span><text:span text:style-name="T3">(25)</text:span><text:span text:style-name="T2"> وَاذْكُرُوٓاْ إِذَ </text:span><text:soft-page-break/><text:span text:style-name="T2">اَنتُمْ قَلِيــلٌ مُّسْتَضْعَفُونَ فِى </text:span><text:span text:style-name="T5">۱</text:span><text:span text:style-name="T2">لاَرْضِ تَخَافُونَ أَنننْ يَّتَخَطَّفَكُمُ </text:span><text:span text:style-name="T5">۴</text:span><text:span text:style-name="T2">لنَّاسسسُ فَــَٔاوۭيٰكُمْ وَأَيَّدَكُم بِنَصْرۣهِ” وَرَزَقَكُم مِّــنَ </text:span><text:span text:style-name="T5">۰</text:span><text:span text:style-name="T2">لطَّيِّبَـٰــتِ لَعَلَّكُمْ تَشْكُرُونَؐ </text:span><text:span text:style-name="T3">(26) </text:span><text:span text:style-name="T2">يَـٰٓأَيُّهَا </text:span><text:span text:style-name="T5">۰</text:span><text:span text:style-name="T2">لذِيــنَ ءَامَنُواْ لاَ تَخُونُواْ </text:span><text:span text:style-name="T5">۴</text:span><text:span text:style-name="T2">للَّهَ وَالرَّسُولَ وَتَخُونُوٓاْ أَمَـٰنَـٰتِكُمْ وَأَنتُمْ تَعْلَمُونَؐ </text:span><text:span text:style-name="T3">(27)</text:span><text:span text:style-name="T2"> وَاعْلَمُوٓاْ أَنَّمَآ أَمْوَ؛لُكُمْ وَأَوْچَدُكُمْ فِتْنَةٌ وَأَنَّ </text:span><text:span text:style-name="T5">۰</text:span><text:span text:style-name="T2">للَّهَ عِندَهُ; أَجْر٘ عَظِيمٌؐ </text:span><text:span text:style-name="T3">(28)</text:span><text:span text:style-name="T2"> يَـٰٓأَيُّهَا </text:span><text:span text:style-name="T5">۰</text:span><text:span text:style-name="T2">لذِيــنَ ءَامَنُوٓاْ إِننن تَتَّقُواْ </text:span><text:span text:style-name="T5">۴</text:span><text:span text:style-name="T2">للَّهَ يَجْعَــل لَّكُمْ فُرْقَاناً وَيُكَفِّرْ عَنكُمْ سَيِّـَٔاتِكُمْ وَيَغْفِرْ لَكُمْؐ وَاللَّهُ ذُو </text:span><text:span text:style-name="T5">۴</text:span><text:span text:style-name="T2">لْفَضْلِ </text:span><text:span text:style-name="T5">۱</text:span><text:span text:style-name="T2">لْعَظِيمِؐ </text:span><text:span text:style-name="T3">(29)</text:span><text:span text:style-name="T2"> وَإِذْ يَمْكُرُ بِــكَ </text:span><text:span text:style-name="T5">۰</text:span><text:span text:style-name="T2">لذِيــنَ كَفَرُواْ لِيُثْبِتُوكككَ أَوْ يَقْتُلُوكككَ أَوْ يُخْرۣجُوكككَؐ وَيَمْكُرُونَ وَيَمْكُرُ </text:span><text:span text:style-name="T5">۴</text:span><text:span text:style-name="T2">للَّهُؐ وَاللَّهُ خَيْرُ </text:span><text:span text:style-name="T5">۴</text:span><text:span text:style-name="T2">لْمَـٰكِرۣينَؐ </text:span><text:span text:style-name="T3">(30)</text:span><text:span text:style-name="T2"> ® وَإِذَا تُتْلۭــيٰ عَلَيْهِمُ; ءَايَـٰتُنَا قَالُواْ قَدْ سَمِعْنَا لَوْ نَشَآءُ لَقُلْنَا مِثْــلَ هَـٰذَآ إِنننْ هَـٰذَآ إِلٓاَّ أَسَـٰطِيرُ </text:span><text:span text:style-name="T5">۴</text:span><text:span text:style-name="T2">لاَوَّلِينَؐ </text:span><text:span text:style-name="T3">(31)</text:span><text:span text:style-name="T2"> وَإِذْ قَالُواْ </text:span><text:span text:style-name="T5">۴</text:span><text:span text:style-name="T2">للَّهُمَّ إِننن كَانَ هَـٰذَا هُوَ </text:span><text:span text:style-name="T5">۰</text:span><text:span text:style-name="T2">لْحَـقَّ مِـنْ عِندِكككَ فَأَمْطِرْ عَلَيْنَا حِجَارَةً مِّــنَ </text:span><text:span text:style-name="T5">۰</text:span><text:span text:style-name="T2">لسَّمَآءِ اَ۬وۣ 'يتِنَا بِعَذَابٖ اَلِيمٍؐ </text:span><text:span text:style-name="T3">(32)</text:span><text:span text:style-name="T2"> وَمَا كَانننَ </text:span><text:span text:style-name="T5">۰</text:span><text:span text:style-name="T2">للَّهُ لِيُعَذِّبَهُمْ وَأَنــتَ فِيهِمْؐ وَمَا كَانننَ </text:span><text:span text:style-name="T5">۰</text:span><text:span text:style-name="T2">للَّهُ مُعَذِّبَهُمْ وَهُمْ يَسْتَغْفِرُونَؐ </text:span><text:span text:style-name="T3">(33)</text:span><text:span text:style-name="T2"> وَمَا لَهُمُ; أَلاَّ يُعَذِّبَهُمُ </text:span><text:span text:style-name="T5">۴</text:span><text:span text:style-name="T2">للَّهُ وَهُمْ يَصُدُّونَ عَـنِ </text:span><text:span text:style-name="T5">۱</text:span><text:span text:style-name="T2">ڤْمَسْجِدِ </text:span><text:span text:style-name="T5">۱</text:span><text:span text:style-name="T2">لْحَرَامِ وَمَا كَانُوٓاْ أَوْلِيَآءَهُؐ; إِنَ اَوْلِيَآؤُهُ; إِلاَّ </text:span><text:span text:style-name="T5">۰</text:span><text:span text:style-name="T2">لْمُتَّقُونَؐ وَچَكِــنَّ أَكْثَرَهُمْ لاَ يَعْلَمُونَؐ </text:span><text:span text:style-name="T3">(34) </text:span><text:span text:style-name="T2">وَمَا كَانننَ صَلاَتُهُمْ عِندَ </text:span><text:span text:style-name="T5">۰</text:span><text:span text:style-name="T2">لْبَيْــتِ إِلاَّ مُكَآءً وَتَصْدِيَةًؐ فَذُوقُواْ </text:span><text:span text:style-name="T5">۴</text:span><text:span text:style-name="T2">لْعَذَابببَ بِمَا كُنتُمْ تَكْفُرُونَؐ </text:span><text:span text:style-name="T3">(35)</text:span><text:span text:style-name="T2"> إِنننَّ </text:span><text:span text:style-name="T5">۰</text:span><text:span text:style-name="T2">لذِيــنَ كَفَرُواْ يُنفِقُونَ أَمْوَ؛لَهُمْ لِيَصُدُّواْ عَــن سَبِيـلِ </text:span><text:span text:style-name="T5">۱</text:span><text:span text:style-name="T2">للَّهِؐ فَسَيُنفِقُونَهَا ثُمَّ تَكُونُ عَلَيْهِمْ حَسْرَةً ثُمَّ يُغْلَبُونَؐ وَالذِيــنَ كَفَرُوٓاْ إِلَيٰ جَهَنَّمَ يُحْشَرُونَ </text:span><text:span text:style-name="T3">(36)</text:span><text:span text:style-name="T2"> لِيَمِيزَ </text:span><text:span text:style-name="T5">۰</text:span><text:span text:style-name="T2">للَّهُ </text:span><text:span text:style-name="T5">۴</text:span><text:span text:style-name="T2">لْخَبِيــثَ مِــنَ </text:span><text:span text:style-name="T5">۰</text:span><text:span text:style-name="T2">لطَّيِّــِبِ وَيَجْعَلَ </text:span><text:span text:style-name="T5">۰</text:span><text:span text:style-name="T2">لْخَبِيــثَ </text:span><text:soft-page-break/><text:span text:style-name="T2">بَعْضَهُ„ عَلَيٰ بَعْـضٍ فَـيَرْكُمَهُ„ جَمِيعاً فَيَجْعَلَهُ„ فِى جَهَنَّمَؐ ٱُوْلَئِــكَ هُمُ </text:span><text:span text:style-name="T5">۴</text:span><text:span text:style-name="T2">لْخَـٰسِرُونَؐ </text:span><text:span text:style-name="T3">(37)</text:span><text:span text:style-name="T2"> قُل لِّلذِيــنَ كَفَرُوٓاْ إِنْ يَّنتَهُواْ يُغْفَرْ لَهُم مَّا قَدْ سَلَفَؐ وَإِنْ يَّعُودُواْ فَقَدْ مَضَــتْ سُنَّــتُ </text:span><text:span text:style-name="T5">۴</text:span><text:span text:style-name="T2">لاَوَّلِينَؐ </text:span><text:span text:style-name="T3">(38)</text:span><text:span text:style-name="T2"> وَقَـٰتِلُوهُمْ حَتَّــيٰ لاَ تَكُونَ فِتْنَةٌ وَيَكُونَ </text:span><text:span text:style-name="T5">۰</text:span><text:span text:style-name="T2">لدِّيــنُ كُلُّهُ„ لِلهِؐ فَإِنِ 'نتَهَوْاْ فَإِنننَّ </text:span><text:span text:style-name="T5">۰</text:span><text:span text:style-name="T2">للَّهَ بِمَا يَعْمَلُونَ بَصِيرٌؐ </text:span><text:span text:style-name="T3">(39)</text:span><text:span text:style-name="T2"> وَإِن تَوَلَّوْاْ فَاعْلَمُوٓاْ أَنننَّ </text:span><text:span text:style-name="T5">۰</text:span><text:span text:style-name="T2">للَّهَ مَوْلۭيٰكُمْؐ نِعْمَ </text:span><text:span text:style-name="T5">۰</text:span><text:span text:style-name="T2">لْمَوْلۭيٰؐ وَنِعْمَ </text:span><text:span text:style-name="T5">۰</text:span><text:span text:style-name="T2">لنَّصِيرُؐ </text:span><text:span text:style-name="T3">(40)</text:span><text:span text:style-name="T2"> ¤ وَاعْلَمُوٓاْ أَنَّمَا غَنِمْتُم مِّــن شَيْءٍ فَأَنَّ لِلهِ <text:s/>خُمُسَهُ„ وَلِلرَّسُولِ وَلِذِى </text:span><text:span text:style-name="T5">۱</text:span><text:span text:style-name="T2">لْقُرْبۭيٰ وَالْيَتَـٰمۭيٰ وَالْمَسَـٰكِينِ وَابْنِ </text:span><text:span text:style-name="T5">۱</text:span><text:span text:style-name="T2">لسَّبِيلِ إِن كُنتُمُ; ءَامَنتُم بِاللَّهِ وَمَآ أَنزَلْنَا عَلَــيٰ عَبْدِنَا يَوْمَ </text:span><text:span text:style-name="T5">۰</text:span><text:span text:style-name="T2">لْفُرْقَانِ يَوْمَ "لْتَقَي </text:span><text:span text:style-name="T5">۰</text:span><text:span text:style-name="T2">لْجَمْعَـٰنِؐ وَاللَّهُ عَلَــيٰ كُــلّۣ شَيْءٍ قَدِير٘ؐ </text:span><text:span text:style-name="T3">(41) </text:span><text:span text:style-name="T2">اِذَ اَنتُم بِالْعُدْوَةِ </text:span><text:span text:style-name="T5">۱</text:span><text:span text:style-name="T2">لدُّنْيۭا وَهُم بِالْعُدْوَةِ </text:span><text:span text:style-name="T5">۱</text:span><text:span text:style-name="T2">لْقُصْوۭيٰ وَالرَّكْــبُ أَسْفَـلَ مِنكُمْؐ وَلَوْ تَوَاعَدتُّمْ لاَخْتَلَفْتُمْ فِى </text:span><text:span text:style-name="T5">۱</text:span><text:span text:style-name="T2">لْمِيعَـٰدِؐ وَچَكِــن لِّــيَقْضِــيَ </text:span><text:span text:style-name="T5">۰</text:span><text:span text:style-name="T2">للَّهُ أَمْراً كَانَ مَفْعُولًا </text:span><text:span text:style-name="T3">(42)</text:span><text:span text:style-name="T2"> لِّيَهْلِــكَ مَنْ هَلَكَ عَنۢ بَيِّنَةٍ وَيَحْيۭيٰ مَنْ حَيـيِـــيَ عَنۢ بَيِّنَةٍؐ وَإِنننَّ </text:span><text:span text:style-name="T5">۰</text:span><text:span text:style-name="T2">للَّهَ لَسَمِيع٘ عَلِيم٘ؐ </text:span><text:span text:style-name="T3">(43)</text:span><text:span text:style-name="T2"> اِذْ يُرۣيكَهُمُ </text:span><text:span text:style-name="T5">۴</text:span><text:span text:style-name="T2">للَّهُ فِى مَنَامِــكَ قَلِيلًؐا وَلَوَ اَرۭيٰكَهُمْ كَثِيراً لَّفَشِلْتُمْ وَلَتَنَـٰزَعْتُمْ فِى </text:span><text:span text:style-name="T5">۱</text:span><text:span text:style-name="T2">لاَمْرۣؐ وَچَكِــنَّ </text:span><text:span text:style-name="T5">۰</text:span><text:span text:style-name="T2">للَّهَ سَلَّمَؐ إِنَّهُ„ عَلِيمٛ بِذَاتتتِ </text:span><text:span text:style-name="T5">۱</text:span><text:span text:style-name="T2">لصُّدُورۣؐ </text:span><text:span text:style-name="T3">(44)</text:span><text:span text:style-name="T2"> وَإِذْ يُرۣيكُمُوهُمُ; إِذِ 'لْتَقَيْتُمْ فِىٓ أَعْيُنِكُمْ قَلِيلًا وَيُقَلِّلُكُمْ فِىٓ أَعْيُنِهِمْ لِيَقْضِــيَ </text:span><text:span text:style-name="T5">۰</text:span><text:span text:style-name="T2">للَّهُ أَمْراً كَانَ مَفْعُولًؐا وَإِلَــي </text:span><text:span text:style-name="T5">۰</text:span><text:span text:style-name="T2">للَّهِ تُرْجَعُ </text:span><text:span text:style-name="T5">۴</text:span><text:span text:style-name="T2">لاُمُورُؐ </text:span><text:span text:style-name="T3">(45)</text:span><text:span text:style-name="T2"> يَـٰٓأَيُّهَا </text:span><text:span text:style-name="T5">۰</text:span><text:span text:style-name="T2">لذِيــنَ ءَامَنُوٓاْ إِذَا لَقِيتُمْ فِيؕةً فَاثْبُتُواْ وَاذْكُرُواْ </text:span><text:span text:style-name="T5">۴</text:span><text:span text:style-name="T2">للَّهَ كَثِيراً لَّعَلَّكُمْ تُفْلِحُونَؐ </text:span><text:span text:style-name="T3">(46)</text:span><text:span text:style-name="T2"> وَأَطِيعُواْ </text:span><text:span text:style-name="T5">۴</text:span><text:span text:style-name="T2">للَّهَ وَرَسُولَهُؐ„ وَلاَ تَنَـٰزَعُواْ فَتَفْشَلُواْ وَتَذْهَبَ رۣيحُكُمْؐ وَاصْبِرُوٓاْؐ إِنننَّ </text:span><text:span text:style-name="T5">۰</text:span><text:span text:style-name="T2">للَّهَ مَعَ </text:span><text:span text:style-name="T5">۰</text:span><text:span text:style-name="T2">لصَّـٰبِرۣينَؐ </text:span><text:span text:style-name="T3">(47)</text:span><text:span text:style-name="T2"> وَلاَ تَكُونُواْ </text:span><text:soft-page-break/><text:span text:style-name="T2">كَالذِينَ خَرَجُواْ مِــن دِيۭـٰرۣهِم بَطَراً وَرۣيؕآءَ </text:span><text:span text:style-name="T5">۰</text:span><text:span text:style-name="T2">لنَّاسِ وَيَصُدُّونَ عَــن سَبِيلِ </text:span><text:span text:style-name="T5">۱</text:span><text:span text:style-name="T2">للَّهِؐ وَاللَّهُ بِمَا يَعْمَلُونَ مُحِيطٌؐ </text:span><text:span text:style-name="T3">(48)</text:span><text:span text:style-name="T2"> ® وَإِذْ زَيَّــنَ لَهُمُ </text:span><text:span text:style-name="T5">۴</text:span><text:span text:style-name="T2">لشَّيْطَـٰــنُ أَعْمَـٰلَهُمْ وَقَالَ لاَ غَالِــبَ</text:span></text:p>
      <text:p text:style-name="P3" loext:marker-style-name="T2"><text:span text:style-name="T2"><text:s/>لَكُمُ </text:span><text:span text:style-name="T5">۴</text:span><text:span text:style-name="T2">لْيَوْمَ مِــنَ </text:span><text:span text:style-name="T5">۰</text:span><text:span text:style-name="T2">لنَّاسِ وَإِنِّى جَارٌ لَّكُمْؐ فَلَمَّا تَرَآءَتتتِ </text:span><text:span text:style-name="T5">۱</text:span><text:span text:style-name="T2">لْفِيؕتَـٰنِ نَكَــصَ عَلَــيٰ عَقِبَيْهِ وَقَالَ إِنِّى بَرۣىٓءٌ مِّنكُمُ; إِنِّيَ أَرۭيٰ مَا لاَ تَرَوْنَ إِنِّــيَ أَخَافُ </text:span><text:span text:style-name="T5">۴</text:span><text:span text:style-name="T2">للَّهَؐ وَاللَّهُ شَدِيدُ </text:span><text:span text:style-name="T5">۴</text:span><text:span text:style-name="T2">لْعِقَابببِؐ </text:span><text:span text:style-name="T3">(49)</text:span><text:span text:style-name="T2"> إِذْ يَقُولُ </text:span><text:span text:style-name="T5">۴</text:span><text:span text:style-name="T2">لْمُنَـٰفِقُونَ وَالذِيــنَ فِى قُلُوبِهِم مَّرَضضض٘ غَرَّ هَـٰٓؤُلآَءِ دِينُهُمْؐ وَمَـنْ يَّتَوَكَّلْ عَلَــي </text:span><text:span text:style-name="T5">۰</text:span><text:span text:style-name="T2">للَّهِ فَإِنننَّ </text:span><text:span text:style-name="T5">۰</text:span><text:span text:style-name="T2">للَّهَ عَزۣيز٘ حَكِيمٌؐ </text:span><text:span text:style-name="T3">(50)</text:span><text:span text:style-name="T2"> وَلَوْ تَرۭيٰٓ إِذْ يَتَوَفَّــي </text:span><text:span text:style-name="T5">۰</text:span><text:span text:style-name="T2">لذِيــنَ كَفَرُواْؐ </text:span><text:span text:style-name="T5">۴</text:span><text:span text:style-name="T2">لْمَلَئِكَةُ يَضْرۣبُونَ وُجُوهَهُمْ وَأَدْبَـٰرَهُمْ وَذُوقُواْ عَذَابَ </text:span><text:span text:style-name="T5">۰</text:span><text:span text:style-name="T2">لْحَرۣيقِؐ </text:span><text:span text:style-name="T3">(51)</text:span><text:span text:style-name="T2"> ذَ؛لِــكَ بِمَا قَدَّمَــتَ اَيْدِيكُمْ وَأَنننَّ </text:span><text:span text:style-name="T5">۰</text:span><text:span text:style-name="T2">للَّهَ لَيْـسَ بِظَڦَّـمٍ لِّلْعَبِيدِؐ </text:span><text:span text:style-name="T3">(52)</text:span><text:span text:style-name="T2"> كَدَأْبببِ ءَالِ فِرْعَوْنَؐ وَالذِينَ مِن قَبْلِهِمْ كَفَرُواْ بِـَٔايَـٰــتِ </text:span><text:span text:style-name="T5">۱</text:span><text:span text:style-name="T2">للَّهِ فَأَخَذَهُمُ </text:span><text:span text:style-name="T5">۴</text:span><text:span text:style-name="T2">للَّهُ بِذُنُوبِهِمُؐ; إِنننَّ </text:span><text:span text:style-name="T5">۰</text:span><text:span text:style-name="T2">للَّهَ قَوۣيٌّ شَدِيدُ </text:span><text:span text:style-name="T5">۴</text:span><text:span text:style-name="T2">لْعِقَابِؐ </text:span><text:span text:style-name="T3">(53)</text:span><text:span text:style-name="T2"> ذَ؛لِــكَ بِأَنننَّ </text:span><text:span text:style-name="T5">۰</text:span><text:span text:style-name="T2">للَّهَ لَمْ يَــكُ مُغَيِّراً نِّعْمَةٗ اَنْعَمَهَا عَلَيٰ قَوْمٖ حَتَّيٰ يُغَيِّرُواْ مَا بِأَنفُسِهِمْ وَأَنننَّ </text:span><text:span text:style-name="T5">۰</text:span><text:span text:style-name="T2">للَّهَ سَمِيع٘ عَلِيمٌؐ </text:span><text:span text:style-name="T3">(54)</text:span><text:span text:style-name="T2"> كَدَأْبِ ءَالِ فِرْعَوْنَؐ وَالذِينَ مِن قَبْلِهِمْ كَذَّبُواْ بِـَٔايَـٰــتِ رَبِّهِمْ فَأَهْلَكْنَـٰهُم بِذُنُوبِهِمْؐ وَأَغْرَقْنَآ ءَالَ فِرْعَوْنَؐ وَكُلٌّ كَانُواْ ظَـٰلِمِينَؐ </text:span><text:span text:style-name="T3">(55)</text:span><text:span text:style-name="T2"> إِنَّ شَرَّ </text:span><text:span text:style-name="T5">۰</text:span><text:span text:style-name="T2">لدَّوَآبببِّ عِندَ </text:span><text:span text:style-name="T5">۰</text:span><text:span text:style-name="T2">للَّهِ </text:span><text:span text:style-name="T5">۱</text:span><text:span text:style-name="T2">لذِينَ</text:span></text:p>
      <text:p text:style-name="P3" loext:marker-style-name="T2"><text:span text:style-name="T2">كَفَرُواْ فَهُمْ لاَ يُومِنُونَ </text:span><text:span text:style-name="T3">(56)</text:span><text:span text:style-name="T2"> </text:span><text:span text:style-name="T5">۰</text:span><text:span text:style-name="T2">لذِيــنَ عَـٰهَدتتتَّ مِنْهُمْ ثُمَّ يَنقُضُونَ عَهْدَهُمْ فِى كُلِّ مَرَّةٍ وَهُمْ لاَ يَتَّقُونَؐ </text:span><text:span text:style-name="T3">(57)</text:span><text:span text:style-name="T2"> فَإِمَّا تَثْقَفَنَّهُمْ فِى </text:span><text:span text:style-name="T5">۱</text:span><text:span text:style-name="T2">لْحَرْبببِ فَشَرّۣدْ بِهِم مَّــنْ خَلْفَهُمْ لَعَلَّهُمْ يَذَّكَّرُونَؐ </text:span><text:span text:style-name="T3">(58)</text:span><text:span text:style-name="T2"> وَإِمَّا تَخَافَــنَّ مِـن قَوْمٖ خِيَانَةً فَانۢبِذِ اِلَيْهِمْ عَلَــيٰ سَوَآءٖؐ اِنننَّ </text:span><text:soft-page-break/><text:span text:style-name="T5">۰</text:span><text:span text:style-name="T2">للَّهَ لاَ يُحِــبُّ </text:span><text:span text:style-name="T5">۴</text:span><text:span text:style-name="T2">لْخَآئِنِينَؐ </text:span><text:span text:style-name="T3">(59)</text:span><text:span text:style-name="T2"> وَلاَ تَحْسِبَنَّ </text:span><text:span text:style-name="T5">۰</text:span><text:span text:style-name="T2">لذِيــنَ كَفَرُواْ سَبَقُوٓاْؐ إِنَّهُمْ لاَ يُعْجِزُونَؐ </text:span><text:span text:style-name="T3">(60)</text:span><text:span text:style-name="T2"> © وَأَعِدُّواْ لَهُم مَّا "سْتَطَعْتُم مِّن قُوَّةٍ وَمِن رّۣبَاطِ </text:span><text:span text:style-name="T5">۱</text:span><text:span text:style-name="T2">لْخَيْلِؐ تُرْهِبُونَ بِهِ” عَدُوَّ </text:span><text:span text:style-name="T5">۰</text:span><text:span text:style-name="T2">للَّهِ وَعَدُوَّكُمْ وَءَاخَرۣيــنَ مِن دُونِهِمْ لاَ تَعْلَمُونَهُمُؐ </text:span><text:span text:style-name="T5">۴</text:span><text:span text:style-name="T2">للَّهُ يَعْلَمُهُمْؐ وَمَا تُنفِقُواْ مِــن شَيْءٍ فِى سَبِيـلِ </text:span><text:span text:style-name="T5">۱</text:span><text:span text:style-name="T2">للَّهِ يُوَفَّ إِلَيْكُمْ وَأَنتُمْ لاَ تُظْلَمُونَؐ </text:span><text:span text:style-name="T3">(61)</text:span><text:span text:style-name="T2"> وَإِننن جَنَحُواْ لِلسَّلْمِ فَاجْنَحْ لَهَا وَتَوَكَّلْ عَلَي </text:span><text:span text:style-name="T5">۰</text:span><text:span text:style-name="T2">للَّهِؐ إِنَّهُ„ هُوَ </text:span><text:span text:style-name="T5">۰</text:span><text:span text:style-name="T2">لسَّمِيعُ </text:span><text:span text:style-name="T5">۴</text:span><text:span text:style-name="T2">لْعَلِيمُؐ </text:span><text:span text:style-name="T3">(62)</text:span><text:span text:style-name="T2"> وَإِنْ يُّرۣيدُوٓاْ أَنننْ يَّخْدَعُوكككَ فَإِنننَّ حَسْبَكَ </text:span><text:span text:style-name="T5">۰</text:span><text:span text:style-name="T2">للَّهُؐ هُوَ </text:span><text:span text:style-name="T5">۰ﻟ</text:span><text:span text:style-name="T2">ـذِىٓ أَيَّدَكككَ بِنَصْرۣهِ” وَبِالْمُومِنِينَ </text:span><text:span text:style-name="T3">(63)</text:span><text:span text:style-name="T2"> وَأَلَّفَ بَيْــنَ قُلُوبِهِمْؐ لَوَ اَنفَقْــتَ مَا فِى </text:span><text:span text:style-name="T5">۱</text:span><text:span text:style-name="T2">لاَرْضضضِ جَمِيعاً مَّآ أَلَّفْــتَ بَيْــنَ قُلُوبِهِمْؐ وَچَكِنَّ </text:span><text:span text:style-name="T5">۰</text:span><text:span text:style-name="T2">للَّهَ أَلَّفَ بَيْنَهُمُؐ; إِنَّهُ„ عَزۣيز٘ حَكِيمٌؐ </text:span><text:span text:style-name="T3">(64)</text:span><text:span text:style-name="T2"> يَـٰٓأَيُّهَا‏ </text:span><text:span text:style-name="T5">۰</text:span><text:span text:style-name="T2">لنَّبِىٓءُ</text:span></text:p>
      <text:p text:style-name="P3" loext:marker-style-name="T2"><text:span text:style-name="T2">حَسْبُكَ </text:span><text:span text:style-name="T5">۰</text:span><text:span text:style-name="T2">للَّهُؐ وَمَـنِ 'تَّبَعَــكَ مِــنَ </text:span><text:span text:style-name="T5">۰</text:span><text:span text:style-name="T2">لْمُومِنِينَؐ </text:span><text:span text:style-name="T3">(65)</text:span><text:span text:style-name="T2"> يَـٰٓأَيُّهَا‏ </text:span><text:span text:style-name="T5">۰</text:span><text:span text:style-name="T2">لنَّبِىٓءُ حَرّۣضضضِ </text:span><text:span text:style-name="T5">۱</text:span><text:span text:style-name="T2">لْمُومِنِيــنَ عَلَــي </text:span><text:span text:style-name="T5">۰</text:span><text:span text:style-name="T2">لْقِتَالِؐ إِنننْ يَّكُــن مِّنكُمْ عِشْرُونَ صَـٰبِرُونَ يَغْلِبُواْ مِاْيؕتَيْنِؐ وَإِن تَكُــن مِّنكُم مِّاْيؕةٌ يَغْلِبُوٓاْ أَلْفاً مِّنَ </text:span><text:span text:style-name="T5">۰</text:span><text:span text:style-name="T2">لذِيــنَ كَفَرُواْ بِأَنَّهُمْ قَوْمٌ لاَّ يَفْقَهُونَؐ </text:span><text:span text:style-name="T3">(66)</text:span><text:span text:style-name="T2"> </text:span><text:span text:style-name="T5">۰</text:span><text:span text:style-name="T2">چَــنَ خَفَّفَ </text:span><text:span text:style-name="T5">۰</text:span><text:span text:style-name="T2">للَّهُ عَنكُمْ وَعَلِمَ أَنَّ فِـيكُمْ ضُعْفاًؐ فَإِننن تَكُــن مِّنكُم مِّاْيؕةٌ صَابِرَةٌ يَغْلِبُواْ مِاْيؕتَيْنِؐ وَإِنْ يَّكُن مِّنكُمُ; أَلْفٌ يَغْلِبُوٓاْ أَلْفَيْـنِ بِــإِذْنِ </text:span><text:span text:style-name="T5">۱</text:span><text:span text:style-name="T2">للَّهِؐ وَاللَّهُ مَعَ </text:span><text:span text:style-name="T5">۰</text:span><text:span text:style-name="T2">لصَّـٰبِـرۣينَؐ </text:span><text:span text:style-name="T3">(67)</text:span><text:span text:style-name="T2"> مَا كَانَ لِنَبِىٓءٖ اَنننْ يَّكُونَ لَهُ; أَسْرۭيٰ حَتَّــيٰ يُثْخِنَ فِى </text:span><text:span text:style-name="T5">۱</text:span><text:span text:style-name="T2">لاَرْضِؐ تُرۣيدُونَ عَرَضَ </text:span><text:span text:style-name="T5">۰</text:span><text:span text:style-name="T2">لدُّنْيۭاؐ وَاللَّهُ يُرۣيدُ </text:span><text:span text:style-name="T5">۴</text:span><text:span text:style-name="T2">لاَخِرَةَؐ وَاللَّهُ عَزۣيز٘ حَكِيمٌؐ </text:span><text:span text:style-name="T3">(68)</text:span><text:span text:style-name="T2"> لَّوْلاَ كِتَـٰــبٌ مِّــنَ </text:span><text:span text:style-name="T5">۰</text:span><text:span text:style-name="T2">للَّهِ سَبَــقَ لَمَسَّكُمْ فِيمَآ أَخَذتُّمْ عَذَاب٘ عَظِيمٌؐ </text:span><text:span text:style-name="T3">(69)</text:span><text:span text:style-name="T2"> فَكُلُواْ مِمَّا غَنِمْتُمْ حَچَلًا طَيِّباًؐ وَاتَّقُواْ </text:span><text:span text:style-name="T5">۴</text:span><text:span text:style-name="T2">للَّهَؐ إِنننَّ </text:span><text:span text:style-name="T5">۰</text:span><text:span text:style-name="T2">للَّهَ غَفُورٌ رَّحِيمٌؐ </text:span><text:span text:style-name="T3">(70)</text:span><text:span text:style-name="T2"> يَـٰٓأَيُّهَا‏ </text:span><text:span text:style-name="T5">۰</text:span><text:span text:style-name="T2">لنَّبِىٓءُ قُل </text:span><text:soft-page-break/><text:span text:style-name="T2">لِّمَن فِىٓ أَيْدِيكُم مِّنَ </text:span><text:span text:style-name="T5">۰</text:span><text:span text:style-name="T2">لاَسْرۭيٰٓ إِنننْ يَّعْلَمِ </text:span><text:span text:style-name="T5">۱</text:span><text:span text:style-name="T2">للَّهُ فِى قُلُوبِكُمْ خَيْراً يُوتِكُمْ خَيْراً مِّمَّآ ٱُخِذَ مِنكُمْ وَيَغْفِرْ لَكُمْؐ وَاللَّهُ غَفُورٌ رَّحِيمٌؐ </text:span><text:span text:style-name="T3">(71)</text:span><text:span text:style-name="T2"> ® وَإِنْ يُّرۣيدُواْ خِيَانَتَــكَ فَقَدْ خَانُواْ </text:span><text:span text:style-name="T5">۴</text:span><text:span text:style-name="T2">للَّهَ مِــن قَـبْلُ فَأَمْكَــنَ مِنْهُمْؐ وَاللَّهُ عَلِيم٘ حَكِيم٘ؐ </text:span><text:span text:style-name="T3">(72)</text:span><text:span text:style-name="T2"> اِنننَّ </text:span><text:span text:style-name="T5">۰</text:span><text:span text:style-name="T2">لذِينَ ءَامَنُواْ وَهَاجَرُواْ وَجَـٰهَدُواْ بِأَمْوَ؛لِهِمْ وَأَنفُسِهِمْ فِى سَبِيلِ </text:span><text:span text:style-name="T5">۱</text:span><text:span text:style-name="T2">للَّهِ وَالذِينَ ءَاوَواْ وَّنَصَرُوٓاْ ٱُوْلَئِــكَ بَعْضُهُمُ; أَوْلِيَآءُ بَعْضٍؐ وَالذِيــنَ ءَامَنُواْ وَلَمْ يُهَاجِرُواْ مَا لَكُم مِّنْ وَّچَيَتِهِم مِّن شَيْءٖ حَتَّيٰ يُهَاجِرُواْؐ وَإِنِ 'سْتَنصَرُوكُمْ فِى </text:span><text:span text:style-name="T5">۱</text:span><text:span text:style-name="T2">لدِّينِ فَعَلَيْكُمُ </text:span><text:span text:style-name="T5">۴</text:span><text:span text:style-name="T2">لنَّصْرُ إِلاَّ عَلَيٰ قَوْمٙ بَيْنَكُمْ وَبَيْنَهُم مِّيثَـٰقٌؐ وَاللَّهُ بِمَا تَعْمَلُونَ بَصِيرٌؐ </text:span><text:span text:style-name="T3">(73)</text:span><text:span text:style-name="T2"> وَالذِيــنَ كَفَرُواْ بَعْضُهُمُ; أَوْلِيَآءُ بَعْـضٖؐ اِلاَّ تَفْعَلُوهُ تَكُـن فِتْنَةٌ فِى </text:span><text:span text:style-name="T5">۱</text:span><text:span text:style-name="T2">لاَرْضِ وَفَسَادٌ كَبِيرٌؐ </text:span><text:span text:style-name="T3">(74)</text:span><text:span text:style-name="T2"> وَالذِيــنَ ءَامَنُواْ وَهَاجَرُواْ وَجَـٰهَدُواْ فِى سَبِيـلِ </text:span><text:span text:style-name="T5">۱</text:span><text:span text:style-name="T2">للَّهِ وَالذِيــنَ ءَاوَواْ وَّنَصَرُوٓاْ ٱُوْلَئِــكَ هُمُ </text:span><text:span text:style-name="T5">۴</text:span><text:span text:style-name="T2">لْمُومِنُونَ حَقّاًؐ لَّهُم مَّغْفِرَةٌ وَرۣزْقٌ كَرۣيمٌؐ </text:span><text:span text:style-name="T3">(75)</text:span><text:span text:style-name="T2"> وَالذِيــنَ ءَامَنُواْ مِنۢ بَعْدُ وَهَاجَرُواْ وَجَـٰهَدُواْ مَعَكُمْ فَٱُوْلَئِــكَ مِنكُمْؐ وَٱُوْلُواْ </text:span><text:span text:style-name="T5">۴</text:span><text:span text:style-name="T2">لاَرْحَامِ بَعْضُهُمُ; أَوْلۭيٰ بِبَعْضٍ فِى كِتَـٰبِ </text:span><text:span text:style-name="T5">۱</text:span><text:span text:style-name="T2">للَّهِؐ إِنننَّ </text:span><text:span text:style-name="T5">۰</text:span><text:span text:style-name="T2">للَّهَ بِكُلِّ شَيْءٖ عَلِيمٛ </text:span><text:span text:style-name="T3">(76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1:23:34.740255841</meta:creation-date>
    <dc:date>2025-02-27T21:23:53.300177319</dc:date>
    <meta:editing-duration>PT21S</meta:editing-duration>
    <meta:editing-cycles>1</meta:editing-cycles>
    <meta:document-statistic meta:table-count="0" meta:image-count="0" meta:object-count="0" meta:page-count="7" meta:paragraph-count="6" meta:word-count="1328" meta:character-count="7561" meta:non-whitespace-character-count="6239"/>
    <meta:generator>LibreOffice/24.8.2.1$Linux_X86_64 LibreOffice_project/0f794b6e29741098670a3b95d60478a65d05ef13</meta:generator>
  </office:meta>
</office:document-meta>
</file>